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string">
            <text:p><text:a xlink:href="python://taxform.jumlah_ppnbm">TOTAL_PPNBM</text:a></text:p>
          </table:table-cell>
          <table:table-cell table:number-columns-repeated="5"/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FAPR</text:p>
          </table:table-cell>
          <table:table-cell office:value-type="string">
            <text:p><text:a xlink:href="python://taxform.company_name">COMPANY_NAME</text:a></text:p>
          </table:table-cell>
          <table:table-cell office:value-type="string">
            <text:p><text:a xlink:href="python://taxform.alamat_lengkap">ALAMAT_LENGKAP</text:a>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19" table:number-rows-spanned="1">
            <text:p><text:a xlink:href="python://if test=&quot;taxform.details_lt&quot;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 each=&quot;detail in taxform.details_lt&quot;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style-name="ce4" office:value-type="string">
            <text:p><text:a xlink:href="python://detail.tarif_ppnbm">TARIF PPNBM</text:a></text:p>
          </table:table-cell>
          <table:table-cell table:style-name="ce4" office:value-type="string">
            <text:p><text:a xlink:href="python://detail.ppnbm">PPNBM</text:a>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000-00-00T09:42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4T09:49:03</dc:date>
    <dc:creator>Andhitia Rama</dc:creator>
    <meta:editing-duration>PT3H31M40S</meta:editing-duration>
    <meta:editing-cycles>30</meta:editing-cycles>
    <meta:generator>LibreOffice/3.6$Linux_x86 LibreOffice_project/360m1$Build-2</meta:generator>
    <meta:document-statistic meta:table-count="1" meta:cell-count="78" meta:object-count="0"/>
  </office:meta>
</office:document-meta>
</file>